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RAMOS ATUNCAR, JOSE DANIEL</text:span></text:p>
      <text:p text:style-name="P3"><text:span text:style-name="T6">CANT. TOTAL DE CAJAS: 7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7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HINCHA</text:span></text:p>
      <text:p text:style-name="P6"/>
      <text:p text:style-name="P6">Recojo: <text:span text:style-name="T3">RAMOS ATUNCAR, JOSE DANIE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1:25:34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